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>
            <text:p>10 Lines</text:p>
          </table:table-cell>
          <table:table-cell office:value-type="string">
            <text:p>100 Lines</text:p>
          </table:table-cell>
          <table:table-cell office:value-type="string">
            <text:p>1000 Lines</text:p>
          </table:table-cell>
          <table:table-cell office:value-type="string">
            <text:p>10000 Lines</text:p>
          </table:table-cell>
          <table:table-cell office:value-type="string">
            <text:p>10000 Lines Long Strings</text:p>
          </table:table-cell>
          <table:table-cell table:number-columns-repeated="2"/>
        </table:table-row>
        <table:table-row table:style-name="ro1">
          <table:table-cell office:value-type="string">
            <text:p>Base</text:p>
          </table:table-cell>
          <table:table-cell office:value-type="float" office:value="0.0000200272">
            <text:p>2.00E-005</text:p>
          </table:table-cell>
          <table:table-cell office:value-type="float" office:value="0.00482321">
            <text:p>0.00482321</text:p>
          </table:table-cell>
          <table:table-cell office:value-type="float" office:value="0.197557">
            <text:p>0.197557</text:p>
          </table:table-cell>
          <table:table-cell office:value-type="float" office:value="18.9861">
            <text:p>18.9861</text:p>
          </table:table-cell>
          <table:table-cell office:value-type="float" office:value="143.328">
            <text:p>143.328</text:p>
          </table:table-cell>
          <table:table-cell table:formula="of:=[.E2]*10" office:value-type="float" office:value="189.861">
            <text:p>189.861</text:p>
          </table:table-cell>
          <table:table-cell/>
        </table:table-row>
        <table:table-row table:style-name="ro1">
          <table:table-cell office:value-type="string">
            <text:p>Pruning</text:p>
          </table:table-cell>
          <table:table-cell office:value-type="float" office:value="0.0000190735">
            <text:p>1.91E-005</text:p>
          </table:table-cell>
          <table:table-cell office:value-type="float" office:value="0.00169206">
            <text:p>0.00169206</text:p>
          </table:table-cell>
          <table:table-cell office:value-type="float" office:value="0.116652">
            <text:p>0.116652</text:p>
          </table:table-cell>
          <table:table-cell office:value-type="float" office:value="8.29961">
            <text:p>8.29961</text:p>
          </table:table-cell>
          <table:table-cell office:value-type="float" office:value="82.9978">
            <text:p>82.9978</text:p>
          </table:table-cell>
          <table:table-cell table:formula="of:=[.E3]*10" office:value-type="float" office:value="82.9961">
            <text:p>82.9961</text:p>
          </table:table-cell>
          <table:table-cell/>
        </table:table-row>
        <table:table-row table:style-name="ro1">
          <table:table-cell office:value-type="string">
            <text:p>Sorting</text:p>
          </table:table-cell>
          <table:table-cell office:value-type="float" office:value="0.0000190735">
            <text:p>1.91E-005</text:p>
          </table:table-cell>
          <table:table-cell office:value-type="float" office:value="0.00157809">
            <text:p>0.00157809</text:p>
          </table:table-cell>
          <table:table-cell office:value-type="float" office:value="0.109271">
            <text:p>0.109271</text:p>
          </table:table-cell>
          <table:table-cell office:value-type="float" office:value="7.84859">
            <text:p>7.84859</text:p>
          </table:table-cell>
          <table:table-cell office:value-type="float" office:value="91.6549">
            <text:p>91.6549</text:p>
          </table:table-cell>
          <table:table-cell table:formula="of:=[.E4]*10" office:value-type="float" office:value="78.4859">
            <text:p>78.4859</text:p>
          </table:table-cell>
          <table:table-cell/>
        </table:table-row>
        <table:table-row table:style-name="ro1">
          <table:table-cell office:value-type="string">
            <text:p>Preallocation</text:p>
          </table:table-cell>
          <table:table-cell office:value-type="float" office:value="0.000015974">
            <text:p>1.60E-005</text:p>
          </table:table-cell>
          <table:table-cell office:value-type="float" office:value="0.00155187">
            <text:p>0.00155187</text:p>
          </table:table-cell>
          <table:table-cell office:value-type="float" office:value="0.145435">
            <text:p>0.145435</text:p>
          </table:table-cell>
          <table:table-cell office:value-type="float" office:value="14.4481">
            <text:p>14.4481</text:p>
          </table:table-cell>
          <table:table-cell office:value-type="float" office:value="126.207">
            <text:p>126.207</text:p>
          </table:table-cell>
          <table:table-cell table:formula="of:=[.E5]*10" office:value-type="float" office:value="144.481">
            <text:p>144.481</text:p>
          </table:table-cell>
          <table:table-cell/>
        </table:table-row>
        <table:table-row table:style-name="ro1">
          <table:table-cell office:value-type="string">
            <text:p>Preallocation &amp; Pruning</text:p>
          </table:table-cell>
          <table:table-cell office:value-type="float" office:value="0.0000150204">
            <text:p>1.50E-005</text:p>
          </table:table-cell>
          <table:table-cell office:value-type="float" office:value="0.00109792">
            <text:p>0.00109792</text:p>
          </table:table-cell>
          <table:table-cell office:value-type="float" office:value="0.0751431">
            <text:p>0.0751431</text:p>
          </table:table-cell>
          <table:table-cell office:value-type="float" office:value="5.40583">
            <text:p>5.40583</text:p>
          </table:table-cell>
          <table:table-cell office:value-type="float" office:value="73.2645">
            <text:p>73.2645</text:p>
          </table:table-cell>
          <table:table-cell table:formula="of:=[.E6]*10" office:value-type="float" office:value="54.0583">
            <text:p>54.0583</text:p>
          </table:table-cell>
          <table:table-cell/>
        </table:table-row>
        <table:table-row table:style-name="ro1">
          <table:table-cell office:value-type="string">
            <text:p>Preallocation &amp; Sorting</text:p>
          </table:table-cell>
          <table:table-cell office:value-type="float" office:value="0.000015974">
            <text:p>1.60E-005</text:p>
          </table:table-cell>
          <table:table-cell office:value-type="float" office:value="0.00118399">
            <text:p>0.00118399</text:p>
          </table:table-cell>
          <table:table-cell office:value-type="float" office:value="0.0798652">
            <text:p>0.0798652</text:p>
          </table:table-cell>
          <table:table-cell office:value-type="float" office:value="5.46438">
            <text:p>5.46438</text:p>
          </table:table-cell>
          <table:table-cell office:value-type="float" office:value="82.9595">
            <text:p>82.9595</text:p>
          </table:table-cell>
          <table:table-cell table:formula="of:=[.E7]*10" office:value-type="float" office:value="54.6438">
            <text:p>54.643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formula="of:=SUM([.G2:.G7])" office:value-type="float" office:value="604.5261">
            <text:p>604.5261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formula="of:=[.H8]/60" office:value-type="float" office:value="10.075435">
            <text:p>10.07543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orris</meta:initial-creator>
    <meta:creation-date>2014-12-10T19:14:23</meta:creation-date>
    <dc:date>2014-12-10T20:30:39</dc:date>
    <dc:creator>David Morris</dc:creator>
    <meta:editing-duration>PT39M7S</meta:editing-duration>
    <meta:editing-cycles>1</meta:editing-cycles>
    <meta:document-statistic meta:table-count="3" meta:cell-count="49" meta:object-count="0"/>
    <meta:generator>LibreOffice/3.5$Linux_X86_64 LibreOffice_project/350m1$Build-2</meta:generator>
  </office:meta>
</office:document-meta>
</file>